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14" calcext:value-type="float">
            <text:p>21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evil</text:p>
          </table:table-cell>
          <table:table-cell table:number-columns-repeated="3"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 style:data-style-name="N2" text:time-value="15:44:01.99549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21T05:17:47.525940776</dc:date>
    <meta:editing-duration>P1DT14H16M21S</meta:editing-duration>
    <meta:editing-cycles>42</meta:editing-cycles>
    <meta:generator>LibreOffice/4.2.4.2$Linux_X86_64 LibreOffice_project/420m0$Build-2</meta:generator>
    <meta:document-statistic meta:table-count="1" meta:cell-count="1273" meta:object-count="0"/>
  </office:meta>
</office:document-meta>
</file>